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Calibri1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212121" fo:font-size="11.25pt" fo:background-color="#ffff00"/>
    </style:style>
    <style:style style:name="P2" style:family="paragraph" style:parent-style-name="Standard">
      <style:paragraph-properties fo:orphans="2" fo:widows="2"/>
      <style:text-properties fo:font-variant="normal" fo:text-transform="none" fo:color="#212121" style:font-name="Calibri" fo:font-size="11.25pt" fo:letter-spacing="normal" fo:font-style="normal" fo:font-weight="normal" fo:background-color="#ffff00"/>
    </style:style>
    <style:style style:name="P3" style:family="paragraph" style:parent-style-name="Standard">
      <style:paragraph-properties fo:orphans="2" fo:widows="2"/>
      <style:text-properties fo:font-variant="normal" fo:text-transform="none" fo:color="#212121" style:font-name="Calibri1" fo:font-size="12pt" fo:letter-spacing="normal" fo:font-style="normal" fo:font-weight="normal" fo:background-color="#ffff00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Calibri" fo:font-size="12pt" fo:letter-spacing="normal" fo:font-style="normal" fo:font-weight="normal" fo:background-color="#ffff00"/>
    </style:style>
    <style:style style:name="P5" style:family="paragraph" style:parent-style-name="Standard">
      <style:paragraph-properties fo:orphans="2" fo:widows="2"/>
      <style:text-properties style:font-name="Calibri1" fo:font-size="12pt" fo:background-color="#ffff00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Calibri" fo:font-size="11.25pt" fo:letter-spacing="normal" fo:font-style="normal" fo:font-weight="normal" fo:background-color="#ffff00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fo:background-color="#ffff00"/>
    </style:style>
    <style:style style:name="P8" style:family="paragraph" style:parent-style-name="Standard">
      <style:paragraph-properties fo:orphans="2" fo:widows="2"/>
      <style:text-properties fo:color="#212121" fo:font-size="11.25pt" fo:background-color="#ffff00"/>
    </style:style>
    <style:style style:name="P9" style:family="paragraph" style:parent-style-name="Standard">
      <style:paragraph-properties fo:orphans="2" fo:widows="2"/>
      <style:text-properties fo:font-variant="normal" fo:text-transform="none" fo:color="#212121" style:font-name="Calibri" fo:font-size="11.25pt" fo:letter-spacing="normal" fo:font-style="normal" fo:font-weight="normal" fo:background-color="#ffff0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) Revista Fapesp</text:p>
      <text:section text:style-name="Sect1" text:name="m_-2835654532240301181x_m_-6201152054784304359m_7513215301448126093x_divtagdefaultwrapper">
        <text:p text:style-name="P1"/>
        <text:p text:style-name="P2">a princípio não houve mudanças grandes no site</text:p>
        <text:p text:style-name="P1"/>
        <text:p text:style-name="P2">valor: R$ 100,00</text:p>
        <text:p text:style-name="P1"/>
        <text:p text:style-name="P2">2) Jornal da Unicamp</text:p>
        <text:p text:style-name="P1"/>
        <text:p text:style-name="P2">o site mudou, sendo necessário novo algoritmo, e pelo que notei apenas as últimas quatro edições estão disponíveis (as mais antigas que essas quatro já não estão mais acessíveis)</text:p>
        <text:p text:style-name="P1"/>
        <text:p text:style-name="P2">valor: R$ 200,00</text:p>
        <text:p text:style-name="P1"/>
        <text:p text:style-name="P2">3) Jornal da Ciência</text:p>
        <text:p text:style-name="P1"/>
        <text:p text:style-name="P2">as edições digitais do site ainda são passíveis de extração com o algoritmo antigo, no entanto a parte de edições impressas, em pdf, precisaria de experimentação para ver o que seria possível</text:p>
        <text:p text:style-name="P1"/>
        <text:p text:style-name="P2">valores:</text:p>
        <text:p text:style-name="P2">- extração das edições digitais: R$ 100,00</text:p>
        <text:p text:style-name="P2">- tentativa de extração das edições impressas (caso haja resultado positivo): R$ 500,00</text:p>
        <text:p text:style-name="P1"/>
        <text:p text:style-name="P3">4) USP Online e Agência USP de Notícias</text:p>
        <text:p text:style-name="P5"/>
        <text:p text:style-name="P3">as notícias nesses sites ainda são passíveis de extração pelo robô antigo, mas aparentemente a partir de abril de 2016 a USP parou de publicar nesses sites e agora é o Jornal da USP que as publica, será necessário um novo robô nesse caso</text:p>
        <text:p text:style-name="P5"/>
        <text:p text:style-name="P3">valores: </text:p>
        <text:p text:style-name="P3">- extração da USP Online e Agência USP de Notícias (até ~abril/2016): R$ 100,00</text:p>
        <text:p text:style-name="P1"/>
        <text:p text:style-name="P2">- extração da nova fonte Jornal da USP: R$ 500,00</text:p>
        <text:p text:style-name="P1"/>
        <text:p text:style-name="P2">5) Unesp Ciência</text:p>
        <text:p text:style-name="P1"/>
        <text:p text:style-name="P2">o site parece ter mudado também, será necessário redesenhar o algoritmo para a extração</text:p>
        <text:p text:style-name="P1"/>
        <text:p text:style-name="P2">valor: R$ 500,00</text:p>
        <text:p text:style-name="P1"/>
        <text:p text:style-name="P4">Prazo: até 19/02.</text:p>
      </text:section>
      <text:section text:style-name="Sect1" text:name="Section1">
        <text:p text:style-name="P7"><text:bookmark text:name="m_-2835654532240301181x_m_-6201152054784304359m_7513215301448126093x_divtagdefaultwrapper"/>Exceção: Preciso deixar o Jornal da UNICAMP com um prazo estendido até meados de março pois eles estão para(re)colocar 2015 e parte de 2016 no ar.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Arial, Helvetica, sans-serif"/>
    <style:font-face style:name="Calibri1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6:50:57.273066274</meta:creation-date>
    <meta:editing-duration>PT16H56M13S</meta:editing-duration>
    <meta:editing-cycles>2</meta:editing-cycles>
    <meta:generator>LibreOffice/4.2.8.2$Linux_X86_64 LibreOffice_project/420m0$Build-2</meta:generator>
    <dc:date>2017-02-27T10:26:12.709818158</dc:date>
    <meta:document-statistic meta:table-count="0" meta:image-count="0" meta:object-count="0" meta:page-count="1" meta:paragraph-count="21" meta:word-count="233" meta:character-count="1337" meta:non-whitespace-character-count="1123"/>
  </office:meta>
</office:document-meta>
</file>